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778in" fo:margin-left="0.7326in" fo:margin-right="0.7896in" table:align="margins" style:writing-mode="lr-tb"/>
    </style:style>
    <style:style style:name="Table1.A" style:family="table-column">
      <style:table-column-properties style:column-width="1.2174in" style:rel-column-width="1753*"/>
    </style:style>
    <style:style style:name="Table1.B" style:family="table-column">
      <style:table-column-properties style:column-width="1.1729in" style:rel-column-width="1689*"/>
    </style:style>
    <style:style style:name="Table1.C" style:family="table-column">
      <style:table-column-properties style:column-width="1.2611in" style:rel-column-width="1816*"/>
    </style:style>
    <style:style style:name="Table1.D" style:family="table-column">
      <style:table-column-properties style:column-width="1.3264in" style:rel-column-width="191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200%"/>
    </style:style>
    <style:style style:name="P2" style:family="paragraph" style:parent-style-name="Standard">
      <style:paragraph-properties fo:margin-top="0in" fo:margin-bottom="0in" fo:line-height="200%"/>
    </style:style>
    <style:style style:name="P3" style:family="paragraph" style:parent-style-name="Standard">
      <style:paragraph-properties fo:margin-top="0in" fo:margin-bottom="0in" fo:line-height="200%" fo:text-align="end" style:justify-single-word="false"/>
    </style:style>
    <style:style style:name="P4" style:family="paragraph" style:parent-style-name="Standard">
      <style:paragraph-properties fo:margin-top="0in" fo:margin-bottom="0in" fo:line-height="200%" fo:text-align="center" style:justify-single-word="false"/>
    </style:style>
    <style:style style:name="P5" style:family="paragraph" style:parent-style-name="Standard">
      <style:paragraph-properties fo:margin-top="0in" fo:margin-bottom="0in" fo:line-height="200%"/>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fo:line-height="200%" fo:text-align="center"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style:text-properties fo:font-size="12pt" style:font-size-asian="12pt"/>
    </style:style>
    <style:style style:name="P10" style:family="paragraph" style:parent-style-name="Standard">
      <style:paragraph-properties fo:margin-top="0in" fo:margin-bottom="0in" fo:line-height="200%"/>
      <style:text-properties fo:font-size="12pt" style:font-size-asian="12pt"/>
    </style:style>
    <style:style style:name="P11" style:family="paragraph" style:parent-style-name="Standard" style:master-page-name="Standard">
      <style:paragraph-properties fo:margin-top="0in" fo:margin-bottom="0in" fo:line-height="200%" fo:text-align="end" style:justify-single-word="false" style:page-number="auto"/>
    </style:style>
    <style:style style:name="P12" style:family="paragraph" style:parent-style-name="Standard">
      <style:paragraph-properties fo:margin-left="0in" fo:margin-right="0in" fo:margin-top="0in" fo:margin-bottom="0in" fo:line-height="100%" fo:text-indent="0.5in" style:auto-text-indent="false"/>
    </style:style>
    <style:style style:name="P13" style:family="paragraph" style:parent-style-name="Standard">
      <style:paragraph-properties fo:margin-left="0.5in" fo:margin-right="0in" fo:margin-top="0in" fo:margin-bottom="0in" fo:line-height="100%" fo:text-indent="0.5in" style:auto-text-indent="false"/>
    </style:style>
    <style:style style:name="P14" style:family="paragraph" style:parent-style-name="Table_20_Contents">
      <style:paragraph-properties fo:text-align="center"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fo:font-size="12pt" style:font-size-asian="12pt"/>
    </style:style>
    <style:style style:name="T4" style:family="text">
      <style:text-properties style:text-position="super 58%" style:font-name="Times New Roman" fo:font-size="12pt" style:font-size-asian="12pt" style:font-name-complex="Times New Roman1" style:font-size-complex="12pt"/>
    </style:style>
    <style:style style:name="T5" style:family="text">
      <style:text-properties style:text-position="sub 58%" fo:font-size="12pt" style:font-size-asian="12pt"/>
    </style:style>
    <style:style style:name="T6" style:family="text">
      <style:text-properties fo:color="#000000" style:font-name="Courier New" fo:font-size="10pt" style:font-name-asian="Courier New" style:font-size-asian="10pt" style:font-name-complex="Courier New"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onzalo Gomez</text:span></text:p>
      <text:p text:style-name="P3"><text:span text:style-name="T1">Israel Gomez</text:span></text:p>
      <text:p text:style-name="P3"><text:span text:style-name="T1">David Hunter</text:span></text:p>
      <text:p text:style-name="P3"><text:span text:style-name="T1">4/1/2013</text:span></text:p>
      <text:p text:style-name="P4"><text:span text:style-name="T1">Dynamic Programming: Finding an Optimal Schedule to Maximize Grade</text:span></text:p>
      <text:p text:style-name="P6"/>
      <text:p text:style-name="P2"><text:span text:style-name="T2">Theory</text:span></text:p>
      <text:p text:style-name="P2"><text:span text:style-name="T1"><text:tab/>Approach:</text:span></text:p>
      <text:p text:style-name="P2"><text:span text:style-name="T1"><text:tab/>The problem of finding the optimal schedule for N projects, given their individual function for grade returned for a certain amount of hours, H, is solved easiest by breaking down the problem into smaller recursive problems. <text:s/>The approach that we took is similar to the problem solved in class of dividing the work of scanning pages evenly across N people. <text:s/>This is done by partitioning H hours into N regions, using N-1 partitions. <text:s/>We will use the recursive idea that the k</text:span><text:span text:style-name="T4">th </text:span><text:span text:style-name="T1">partition starts right after we place the (k-1)</text:span><text:span text:style-name="T4">st </text:span><text:span text:style-name="T1">divider. <text:s/>We place the divider between the i</text:span><text:span text:style-name="T4">th</text:span><text:span text:style-name="T1"> and (i+1)</text:span><text:span text:style-name="T4">th</text:span><text:span text:style-name="T1"> hour for some i. <text:s/>By changing the positions of the dividers during each recursive call, this ensures that we will find each possible combination to divide the H hours among the N projects in order to maximize grade. <text:s/>In order to make the program more dynamic, for each max grade path that is calculated, that value will be stored. <text:s/>For each recursive call, the values for each H and N will be checked, and if the corresponding grade for those values has already been calculated, then the max grade will be returned without having to be recalculated, or without doing any more recursive calls, thus greatly speeding up the run time of the program.</text:span></text:p>
      <text:p text:style-name="P5"/>
      <text:p text:style-name="P5"/>
      <text:p text:style-name="P2"><text:soft-page-break/><text:span text:style-name="T1">Pseudocode:</text:span></text:p>
      <text:p text:style-name="P8"><text:span text:style-name="T1">Cell Class {</text:span></text:p>
      <text:p text:style-name="P8"><text:span text:style-name="T1"><text:tab/>Integer maxGrade;</text:span></text:p>
      <text:p text:style-name="P8"><text:span text:style-name="T1"><text:tab/>Integer parentH;</text:span></text:p>
      <text:p text:style-name="P8"><text:span text:style-name="T1"><text:tab/>Integer parentN;</text:span></text:p>
      <text:p text:style-name="P8"><text:span text:style-name="T1">}</text:span></text:p>
      <text:p text:style-name="P7"/>
      <text:p text:style-name="P8"><text:span text:style-name="T1">Main Class:</text:span></text:p>
      <text:p text:style-name="P7"/>
      <text:p text:style-name="P8"><text:span text:style-name="T3">//H is an integer representing the number of hours</text:span></text:p>
      <text:p text:style-name="P8"><text:span text:style-name="T3">//N is an integer representing the number of projects</text:span></text:p>
      <text:p text:style-name="P8"><text:span text:style-name="T3">//mag is a 2 dimensional array that stores objects of type Cell and has dimensions H+1 by N+1</text:span></text:p>
      <text:p text:style-name="P8"><text:span text:style-name="T3">mag[][] = mag[H+1][N+1]</text:span></text:p>
      <text:p text:style-name="P9"/>
      <text:p text:style-name="P8"><text:span text:style-name="T3">Integer maxAverageGrade(H, N) {</text:span></text:p>
      <text:p text:style-name="P8"><text:span text:style-name="T3"><text:tab/>Integer max = 0;</text:span></text:p>
      <text:p text:style-name="P8"><text:span text:style-name="T3"><text:tab/>if mag[H][N] has already been computed then return mag[H][N].maxGrade</text:span></text:p>
      <text:p text:style-name="P9"/>
      <text:p text:style-name="P8"><text:span text:style-name="T3"><text:tab/>if N = 1 then maxGrade of the cell contained at mag[H][N] = f</text:span><text:span text:style-name="T5">1</text:span><text:span text:style-name="T3">(H) and return that value</text:span></text:p>
      <text:p text:style-name="P9"/>
      <text:p text:style-name="P8"><text:span text:style-name="T3"><text:tab/>if H = 0 then</text:span></text:p>
      <text:p text:style-name="P13"><text:span text:style-name="T3">Cell cell</text:span></text:p>
      <text:p text:style-name="P13"><text:span text:style-name="T3">cell.maxGrade <text:s/>= <text:s/>0 </text:span></text:p>
      <text:p text:style-name="P13"><text:span text:style-name="T3">mag[H][N] = cell</text:span></text:p>
      <text:p text:style-name="P13"><text:span text:style-name="T3">return 0</text:span></text:p>
      <text:p text:style-name="P9"/>
      <text:p text:style-name="P8"><text:span text:style-name="T3"><text:tab/>for (int i = 0; i &lt;= H; ++i) {</text:span></text:p>
      <text:p text:style-name="P8"><text:span text:style-name="T3"><text:tab/><text:tab/>Cell tempCell = new Cell</text:span></text:p>
      <text:p text:style-name="P8"><text:span text:style-name="T3"><text:tab/><text:tab/>tempCell.maxGrade = maxAverageGrade(H-i, N-1) + f</text:span><text:span text:style-name="T5">N</text:span><text:span text:style-name="T3">(i)</text:span></text:p>
      <text:p text:style-name="P8"><text:span text:style-name="T3"><text:tab/><text:tab/>tempCell.maxGrade = tempCell.maxGrade/N</text:span></text:p>
      <text:p text:style-name="P8"><text:span text:style-name="T3"><text:tab/><text:tab/>if tempCell.maxGrade &gt; max {</text:span></text:p>
      <text:p text:style-name="P8"><text:span text:style-name="T3"><text:tab/><text:tab/><text:tab/>max = tempCell.maxGrade</text:span></text:p>
      <text:p text:style-name="P8"><text:span text:style-name="T3"><text:tab/><text:tab/><text:tab/>tempCell.parentH = H - i</text:span></text:p>
      <text:p text:style-name="P8"><text:span text:style-name="T3"><text:tab/><text:tab/><text:tab/>tempCell.parentN = N – 1</text:span></text:p>
      <text:p text:style-name="P8"><text:span text:style-name="T3"><text:tab/><text:tab/><text:tab/>mag[H][N] = tempCell</text:span></text:p>
      <text:p text:style-name="P13"><text:span text:style-name="T3">}</text:span></text:p>
      <text:p text:style-name="P12"><text:span text:style-name="T3">}</text:span></text:p>
      <text:p text:style-name="P8"><text:span text:style-name="T3"><text:tab/>return mag[H][N].maxGrade </text:span></text:p>
      <text:p text:style-name="P8"><text:span text:style-name="T3">}</text:span></text:p>
      <text:p text:style-name="P10"/>
      <text:p text:style-name="P10"/>
      <text:p text:style-name="P10"><text:soft-page-break/></text:p>
      <text:p text:style-name="P10"/>
      <text:p text:style-name="P2"><text:span text:style-name="T3">Traceback Algorithm:</text:span></text:p>
      <text:p text:style-name="P8"><text:span text:style-name="T3">pathMaxGrade(H, N) {</text:span></text:p>
      <text:p text:style-name="P8"><text:span text:style-name="T3"><text:tab/>if N = 1 print “Project “ + N + “ takes “ + H <text:s/>+ “ hours” and return</text:span></text:p>
      <text:p text:style-name="P8"><text:span text:style-name="T3"><text:tab/></text:span></text:p>
      <text:p text:style-name="P8"><text:span text:style-name="T3"><text:tab/>if H = 0</text:span></text:p>
      <text:p text:style-name="P13"><text:span text:style-name="T3">print “Project " + N + " takes " + <text:s/>H + " hours"</text:span></text:p>
      <text:p text:style-name="P13"><text:span text:style-name="T3">pathMaxGrade(H, N-1)</text:span></text:p>
      <text:p text:style-name="P13"><text:span text:style-name="T3">return</text:span></text:p>
      <text:p text:style-name="P9"/>
      <text:p text:style-name="P8"><text:span text:style-name="T3"><text:tab/>else</text:span></text:p>
      <text:p text:style-name="P8"><text:span text:style-name="T3"><text:tab/><text:tab/>“Project “ + N + “ takes “ + H – mag[H][N].parentH + “ hours” and return</text:span></text:p>
      <text:p text:style-name="P8"><text:span text:style-name="T3"><text:tab/><text:tab/>pathMaxGrade(mag[H][N].parentH, mag[H][N].parentN)</text:span></text:p>
      <text:p text:style-name="P8"><text:span text:style-name="T3"><text:tab/><text:tab/></text:span></text:p>
      <text:p text:style-name="P8"><text:span text:style-name="T3">}</text:span></text:p>
      <text:p text:style-name="Standard"/>
      <text:p text:style-name="Standard">Complexity: </text:p>
      <text:p text:style-name="P1"><text:tab/>The complexity of our algorithm is O(HN). <text:s/>This is because for each of the recursive calls for the N projects, there is a for loop that runs H times. <text:s/>Each recursive call gives O(N) and the for loop runs in O(H) time, therefore yielding O(HN) time.</text:p>
      <text:p text:style-name="Standard">Implementation Example:</text:p>
      <text:p text:style-name="P1"><text:tab/>We tested our code with 6 hours and 3 projects. <text:s/>The f function corresponding to each project is represented in the following 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
          </table:table-cell>
          <table:table-cell table:style-name="Table1.A1" office:value-type="string">
            <text:p text:style-name="P14">N = 1</text:p>
          </table:table-cell>
          <table:table-cell table:style-name="Table1.A1" office:value-type="string">
            <text:p text:style-name="P14">N = 2</text:p>
          </table:table-cell>
          <table:table-cell table:style-name="Table1.D1" office:value-type="string">
            <text:p text:style-name="P14">N = 3</text:p>
          </table:table-cell>
        </table:table-row>
        <table:table-row>
          <table:table-cell table:style-name="Table1.A2" office:value-type="string">
            <text:p text:style-name="P14">H = 1</text:p>
          </table:table-cell>
          <table:table-cell table:style-name="Table1.B2" office:value-type="float" office:value="25">
            <text:p text:style-name="P14">25</text:p>
          </table:table-cell>
          <table:table-cell table:style-name="Table1.B2" office:value-type="float" office:value="35">
            <text:p text:style-name="P14">35</text:p>
          </table:table-cell>
          <table:table-cell table:style-name="Table1.D2" office:value-type="float" office:value="80">
            <text:p text:style-name="P14">80</text:p>
          </table:table-cell>
        </table:table-row>
        <table:table-row>
          <table:table-cell table:style-name="Table1.A2" office:value-type="string">
            <text:p text:style-name="P14">H = 2</text:p>
          </table:table-cell>
          <table:table-cell table:style-name="Table1.B2" office:value-type="float" office:value="30">
            <text:p text:style-name="P14">30</text:p>
          </table:table-cell>
          <table:table-cell table:style-name="Table1.B2" office:value-type="float" office:value="60">
            <text:p text:style-name="P14">60</text:p>
          </table:table-cell>
          <table:table-cell table:style-name="Table1.D2" office:value-type="float" office:value="99">
            <text:p text:style-name="P14">99</text:p>
          </table:table-cell>
        </table:table-row>
        <table:table-row>
          <table:table-cell table:style-name="Table1.A2" office:value-type="string">
            <text:p text:style-name="P14">H = 3</text:p>
          </table:table-cell>
          <table:table-cell table:style-name="Table1.B2" office:value-type="float" office:value="50">
            <text:p text:style-name="P14">50</text:p>
          </table:table-cell>
          <table:table-cell table:style-name="Table1.B2" office:value-type="float" office:value="90">
            <text:p text:style-name="P14">90</text:p>
          </table:table-cell>
          <table:table-cell table:style-name="Table1.D2" office:value-type="float" office:value="99">
            <text:p text:style-name="P14">99</text:p>
          </table:table-cell>
        </table:table-row>
        <table:table-row>
          <table:table-cell table:style-name="Table1.A2" office:value-type="string">
            <text:p text:style-name="P14">H = 4</text:p>
          </table:table-cell>
          <table:table-cell table:style-name="Table1.B2" office:value-type="float" office:value="75">
            <text:p text:style-name="P14">75</text:p>
          </table:table-cell>
          <table:table-cell table:style-name="Table1.B2" office:value-type="float" office:value="92">
            <text:p text:style-name="P14">92</text:p>
          </table:table-cell>
          <table:table-cell table:style-name="Table1.D2" office:value-type="float" office:value="99">
            <text:p text:style-name="P14">99<text:soft-page-break/></text:p>
          </table:table-cell>
        </table:table-row>
        <table:table-row>
          <table:table-cell table:style-name="Table1.A2" office:value-type="string">
            <text:p text:style-name="P14">H = 5</text:p>
          </table:table-cell>
          <table:table-cell table:style-name="Table1.B2" office:value-type="float" office:value="90">
            <text:p text:style-name="P14">90</text:p>
          </table:table-cell>
          <table:table-cell table:style-name="Table1.B2" office:value-type="float" office:value="94">
            <text:p text:style-name="P14">94</text:p>
          </table:table-cell>
          <table:table-cell table:style-name="Table1.D2" office:value-type="float" office:value="99">
            <text:p text:style-name="P14">99</text:p>
          </table:table-cell>
        </table:table-row>
        <table:table-row>
          <table:table-cell table:style-name="Table1.A2" office:value-type="string">
            <text:p text:style-name="P14">H = 6</text:p>
          </table:table-cell>
          <table:table-cell table:style-name="Table1.B2" office:value-type="float" office:value="91">
            <text:p text:style-name="P14">91</text:p>
          </table:table-cell>
          <table:table-cell table:style-name="Table1.B2" office:value-type="float" office:value="95">
            <text:p text:style-name="P14">95</text:p>
          </table:table-cell>
          <table:table-cell table:style-name="Table1.D2" office:value-type="float" office:value="99">
            <text:p text:style-name="P14">99</text:p>
          </table:table-cell>
        </table:table-row>
      </table:table>
      <text:p text:style-name="P1">Our algorithm returns to us that the optimal way to split up 6 hours across 3 projects is to spend 1 hour on project 1, 3 hours on project 2 and 2 hours on project 3. <text:s/>This will give a max average grade of 71.33<text:span text:style-name="T6">.</text:span></text:p>
      <text:p text:style-name="Standard">Group Effort:</text:p>
      <text:p text:style-name="P1"><text:tab/>The agreed upon group effort percentage for each member is 33 1/3%. <text:s/>We agreed that each member of the group did equal amount of work and participated equally, and therefore should receive equal grade. <text:s/>We met as a group each time we worked on it, so every member worked on each <text:bookmark text:name="_GoBack"/>part of the projec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UNTER</meta:initial-creator>
    <dc:creator>Israel Gomez</dc:creator>
    <meta:editing-cycles>11</meta:editing-cycles>
    <meta:creation-date>2013-03-29T15:08:00</meta:creation-date>
    <dc:date>2013-03-29T22:15:00</dc:date>
    <meta:editing-duration>PT1M27S</meta:editing-duration>
    <meta:generator>OpenOffice.org/3.4.1$Win32 OpenOffice.org_project/341m1$Build-9593</meta:generator>
    <meta:document-statistic meta:table-count="1" meta:image-count="0" meta:object-count="0" meta:page-count="4" meta:paragraph-count="88" meta:word-count="670" meta:character-count="3608"/>
    <meta:user-defined meta:name="AppVersion">14.0000</meta:user-defined>
    <meta:user-defined meta:name="Company">Level 3 Communications, L.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